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Make it so that the options won't display after you leave that conversati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2T00:08:06.20</dc:date>
    <meta:editing-duration>P8DT16H5M14S</meta:editing-duration>
    <meta:editing-cycles>42</meta:editing-cycles>
    <meta:generator>OpenOffice/4.1.1$Win32 OpenOffice.org_project/411m6$Build-9775</meta:generator>
    <meta:document-statistic meta:table-count="0" meta:image-count="0" meta:object-count="0" meta:page-count="1" meta:paragraph-count="30" meta:word-count="298" meta:character-count="1598"/>
  </office:meta>
</office:document-meta>
</file>